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ComponentsClientHttpResponse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sClientHttpResponse.getMaxAgeSeconds( Cookie cooki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mponentsClientHttpResponse.getBod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ComponentsClientHttpResponse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sClientHttpResponse.HttpComponentsClientHttpResponse( DataBufferFactory dataBufferFactory , Message &lt; HttpResponse , Publisher &lt; ByteBuffer &gt; &gt; message , HttpClien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ComponentsClientHttpResponse.g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